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8" office:value-type="string" office:string-value="Invoice. Details">
            <text:p>Invoice. Details</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ayment.">
            <text:p>A document used to request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Invoice. UBL Version Identifier. Identifier">
            <text:p>Invoice. UBL Vers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Invoice. Customization Identifier. Identifier">
            <text:p>Invoice. Customiza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Invoice. Profile Identifier. Identifier">
            <text:p>Invoice. Profile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Invoice. Profile Execution Identifier. Identifier">
            <text:p>Invoice. Profile Execu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Invoice. Identifier">
            <text:p>Invoice.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Invoice. Copy_ Indicator. Indicator">
            <text:p>Invoice. Copy_ Indicator. Indicato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Invoice. UUID. Identifier">
            <text:p>Invoice. UUID.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Invoice. Issue Date. Date">
            <text:p>Invoice. Iss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Invoice. Issue Time. Time">
            <text:p>Invoice. Issue Time. Tim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9" office:value-type="string" office:string-value="Invoice. Due Date. Date">
            <text:p>Invoice. D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Due">
            <text:p>Due</text:p>
          </table:table-cell>
          <table:table-cell table:style-name="ce9" office:value-type="string" office:string-value="Date">
            <text:p>Date</text:p>
          </table:table-cell>
          <table:table-cell table:style-name="ce11" office:value-type="string" table:formula="of:=IF([.F12]&lt;&gt;&quot;&quot;;CONCATENATE([.F12];&quot; &quot;;[.G12]);[.G12])" office:string-value="Due Date">
            <text:p>D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n which Invoice is due.">
            <text:p>The date on which Invoice is d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Invoice. Invoice Type Code. Code">
            <text:p>Invoice. Invoice Type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Invoice.">
            <text:p>A code signifying the type of the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Invoice. Note. Text">
            <text:p>Invoice. Not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9" office:value-type="string" office:string-value="Invoice. Tax Point Date. Date">
            <text:p>Invoice. Tax Point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5]&lt;&gt;&quot;&quot;;CONCATENATE([.F15];&quot; &quot;;[.G15]);[.G15])"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used to indicate the point at which tax becomes applicable.">
            <text:p>The date of the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Invoice. Document_ Currency Code. Code">
            <text:p>Invoice. Docu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Invoice. Tax_ Currency Code. Code">
            <text:p>Invoice. Tax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9" office:value-type="string" office:string-value="Invoice. Pricing_ Currency Code. Code">
            <text:p>Invoice. Pricing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9" office:value-type="string" office:string-value="Invoice. Payment_ Currency Code. Code">
            <text:p>Invoice. Pay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9" office:value-type="string" office:string-value="Invoice. Payment Alternative_ Currency Code. Code">
            <text:p>Invoice. Payment Alternative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20]&lt;&gt;&quot;&quot;;CONCATENATE([.F20];&quot; &quot;;[.G20]);[.G20])"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9" office:value-type="string" office:string-value="Invoice. Accounting Cost Code. Code">
            <text:p>Invoice. Accounting Cost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1]&lt;&gt;&quot;&quot;;CONCATENATE([.F21];&quot; &quot;;[.G21]);[.G21])"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text:p>The buyer's accounting code, applied to the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9" office:value-type="string" office:string-value="Invoice. Accounting Cost. Text">
            <text:p>Invoice. Accounting Cost.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2]&lt;&gt;&quot;&quot;;CONCATENATE([.F22];&quot; &quot;;[.G22]);[.G22])"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expressed as text.">
            <text:p>The buyer's accounting code, applied to the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9" office:value-type="string" office:string-value="Invoice. Line Count. Numeric">
            <text:p>Invoice. Line Count. Numeric</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3]&lt;&gt;&quot;&quot;;CONCATENATE([.F23];&quot; &quot;;[.G23]);[.G23])"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lines in the document.">
            <text:p>The number of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9" office:value-type="string" office:string-value="Invoice. Buyer_ Reference. Text">
            <text:p>Invoice. Buyer_ Referenc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10" office:string-value="Invoice. Invoice_ Period. Period">
            <text:p>Invoice. Invoice_ Period. Period</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Invoice applies.">
            <text:p>A period to which the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Invoice. Order Reference">
            <text:p>Invoice. Order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Invoice. Billing Reference">
            <text:p>Invoice. Billing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Invoice. Despatch_ Document Reference. Document Reference">
            <text:p>Invoice. Despatch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Invoice. Receipt_ Document Reference. Document Reference">
            <text:p>Invoice. Receip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10" office:string-value="Invoice. Statement_ Document Reference. Document Reference">
            <text:p>Invoice. Statemen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Invoice. Originator_ Document Reference. Document Reference">
            <text:p>Invoice. Originator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10" office:string-value="Invoice. Contract_ Document Reference. Document Reference">
            <text:p>Invoice. Contrac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10" office:string-value="Invoice. Additional_ Document Reference. Document Reference">
            <text:p>Invoice. Additional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10" office:string-value="Invoice. Project Reference">
            <text:p>Invoice. Project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Information about a project.">
            <text:p>Information about a projec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10" office:string-value="Invoice. Signature">
            <text:p>Invoice. Signatur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5]"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10" office:string-value="Invoice. Accounting_ Supplier Party. Supplier Party">
            <text:p>Invoice. Accounting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10" office:string-value="Invoice. Accounting_ Customer Party. Customer Party">
            <text:p>Invoice. Accounting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10" office:string-value="Invoice. Payee_ Party. Party">
            <text:p>Invoice. Paye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10" office:string-value="Invoice. Buyer_ Customer Party. Customer Party">
            <text:p>Invoice. Buyer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9]"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10" office:string-value="Invoice. Seller_ Supplier Party. Supplier Party">
            <text:p>Invoice. Seller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4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10" office:string-value="Invoice. Tax Representative_ Party. Party">
            <text:p>Invoice. Tax Representativ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10" office:string-value="Invoice. Delivery">
            <text:p>Invoice. Delivery</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10" office:string-value="Invoice. Delivery Terms">
            <text:p>Invoice. Delivery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10" office:string-value="Invoice. Payment Means">
            <text:p>Invoice. Payment Mean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10" office:string-value="Invoice. Payment Terms">
            <text:p>Invoice. Payment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10" office:string-value="Invoice. Prepaid_ Payment. Payment">
            <text:p>Invoice. Prepaid_ Payment. Payment</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6]"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10" office:string-value="Invoice. Allowance Charge">
            <text:p>Invoice. Allowance Charg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10" office:string-value="Invoice. Tax_ Exchange Rate. Exchange Rate">
            <text:p>Invoice. Tax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10" office:string-value="Invoice. Pricing_ Exchange Rate. Exchange Rate">
            <text:p>Invoice. Pricing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10" office:string-value="Invoice. Payment_ Exchange Rate. Exchange Rate">
            <text:p>Invoice. Payment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50]"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10" office:string-value="Invoice. Payment Alternative_ Exchange Rate. Exchange Rate">
            <text:p>Invoice. Payment Alternative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5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10" office:string-value="Invoice. Tax Total">
            <text:p>Invoice. Tax Total</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10" office:string-value="Invoice. Withholding_ Tax Total. Tax Total">
            <text:p>Invoice. Withholding_ Tax Total. Tax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Withholding">
            <text:p>Withholding</text:p>
          </table:table-cell>
          <table:table-cell table:style-name="ce10" office:value-type="string" office:string-value=""/>
          <table:table-cell table:style-name="ce10" office:value-type="string" office:string-value=""/>
          <table:table-cell table:formula="of:=[.M53]"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withholding tax.">
            <text:p>The total withholding tax.</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10" office:string-value="Invoice. Legal_ Monetary Total. Monetary Total">
            <text:p>Invoice. Legal_ Monetary Total. Monetary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4]"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10" office:string-value="Invoice. Invoice Line">
            <text:p>Invoice. Invoice Lin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5]"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